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3.81cm" svg:height="1.27cm" svg:x="3.175cm" svg:y="0.635cm">
          <text:p text:style-name="P1">r_nois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1.27cm" svg:x="3.175cm" svg:y="2.54cm">
          <text:p text:style-name="P1">g_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27cm" svg:x="3.175cm" svg:y="4.445cm">
          <text:p text:style-name="P1">g_exam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1cm" svg:height="1.27cm" svg:x="8.255cm" svg:y="5.715cm">
          <text:p text:style-name="P1">r_exam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27cm" svg:x="5.214cm" svg:y="10.16cm">
          <text:p text:style-name="P1">d1_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27cm" svg:x="5.214cm" svg:y="12.065cm">
          <text:p text:style-name="P1">d1_lo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024cm" svg:y1="12.7cm" svg:x2="9.024cm" svg:y2="10.795cm" draw:start-shape="id1" draw:start-glue-point="1" draw:end-shape="id2" draw:end-glue-point="1" svg:d="M9024 12700h501v-1905h-501" svg:viewBox="0 0 502 1906">
          <text:p/>
        </draw:connector>
        <draw:connector draw:style-name="gr3" draw:text-style-name="P2" draw:layer="layout" svg:x1="5.214cm" svg:y1="12.7cm" svg:x2="3.175cm" svg:y2="3.175cm" draw:start-shape="id1" draw:start-glue-point="3" draw:end-shape="id3" draw:end-glue-point="3" svg:d="M5214 12700h-2540v-9525h501" svg:viewBox="0 0 2541 9526">
          <text:p/>
        </draw:connector>
        <draw:connector draw:style-name="gr4" draw:text-style-name="P2" draw:layer="layout" svg:x1="5.08cm" svg:y1="1.905cm" svg:x2="5.08cm" svg:y2="2.54cm" draw:start-shape="id4" draw:start-glue-point="2" draw:end-shape="id3" draw:end-glue-point="0" svg:d="M5080 1905v635" svg:viewBox="0 0 1 636">
          <text:p/>
        </draw:connector>
        <draw:connector draw:style-name="gr5" draw:text-style-name="P2" draw:layer="layout" svg:x1="5.08cm" svg:y1="3.81cm" svg:x2="5.08cm" svg:y2="4.445cm" draw:start-shape="id3" draw:start-glue-point="2" draw:end-shape="id5" draw:end-glue-point="0" svg:d="M5080 3810v635" svg:viewBox="0 0 1 636">
          <text:p/>
        </draw:connector>
        <draw:connector draw:style-name="gr6" draw:text-style-name="P2" draw:layer="layout" svg:x1="5.08cm" svg:y1="5.715cm" svg:x2="7.119cm" svg:y2="10.16cm" draw:start-shape="id5" draw:start-glue-point="2" draw:end-shape="id2" draw:end-glue-point="0" svg:d="M5080 5715v2223h2039v2222" svg:viewBox="0 0 2040 4446">
          <text:p/>
        </draw:connector>
        <draw:connector draw:style-name="gr7" draw:text-style-name="P2" draw:layer="layout" svg:x1="10.16cm" svg:y1="6.985cm" svg:x2="7.119cm" svg:y2="10.16cm" draw:start-shape="id6" draw:start-glue-point="2" draw:end-shape="id2" draw:end-glue-point="0" svg:d="M10160 6985v1588h-3041v1587" svg:viewBox="0 0 3042 3176">
          <text:p/>
        </draw:connector>
        <draw:connector draw:style-name="gr8" draw:text-style-name="P2" draw:layer="layout" svg:x1="7.119cm" svg:y1="11.43cm" svg:x2="7.119cm" svg:y2="12.065cm" draw:start-shape="id2" draw:start-glue-point="2" draw:end-shape="id1" draw:end-glue-point="0" svg:d="M7119 11430v635" svg:viewBox="0 0 1 636">
          <text:p/>
        </draw:connector>
        <draw:custom-shape draw:style-name="gr9" draw:text-style-name="P1" xml:id="id7" draw:id="id7" draw:layer="layout" svg:width="4.445cm" svg:height="1.27cm" svg:x="20.32cm" svg:y="1.27cm">
          <text:p text:style-name="P1">g_exampl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6.985cm" svg:y1="5.08cm" svg:x2="22.542cm" svg:y2="1.27cm" draw:start-shape="id5" draw:start-glue-point="1" draw:end-shape="id7" draw:end-glue-point="0" svg:d="M6985 5080h6667v-4311h8890v501" svg:viewBox="0 0 15558 4312">
          <text:p/>
        </draw:connector>
        <draw:custom-shape draw:style-name="gr9" draw:text-style-name="P1" xml:id="id9" draw:id="id9" draw:layer="layout" svg:width="4.445cm" svg:height="1.27cm" svg:x="20.32cm" svg:y="3.175cm">
          <text:p text:style-name="P1">g_auto</text:p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4.445cm" svg:height="1.27cm" svg:x="20.32cm" svg:y="5.08cm">
          <text:p text:style-name="P1">g_a_exam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1cm" svg:height="1.27cm" svg:x="15.24cm" svg:y="9.525cm">
          <text:p text:style-name="P1">d2_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81cm" svg:height="1.27cm" svg:x="15.24cm" svg:y="11.43cm">
          <text:p text:style-name="P1">d2_loss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0.16cm" svg:y1="6.985cm" svg:x2="17.145cm" svg:y2="9.525cm" draw:start-shape="id6" draw:start-glue-point="2" draw:end-shape="id8" draw:end-glue-point="0" svg:d="M10160 6985v1270h6985v1270" svg:viewBox="0 0 6986 2541">
          <text:p/>
        </draw:connector>
        <draw:connector draw:style-name="gr12" draw:text-style-name="P2" draw:layer="layout" svg:x1="22.542cm" svg:y1="2.54cm" svg:x2="22.542cm" svg:y2="3.175cm" draw:start-shape="id7" draw:start-glue-point="2" draw:end-shape="id9" draw:end-glue-point="0" svg:d="M22542 2540v635" svg:viewBox="0 0 1 636">
          <text:p/>
        </draw:connector>
        <draw:connector draw:style-name="gr13" draw:text-style-name="P2" draw:layer="layout" svg:x1="22.542cm" svg:y1="4.445cm" svg:x2="22.542cm" svg:y2="5.08cm" draw:start-shape="id9" draw:start-glue-point="2" draw:end-shape="id10" svg:d="M22542 4445v635" svg:viewBox="0 0 1 636">
          <text:p/>
        </draw:connector>
        <draw:connector draw:style-name="gr14" draw:text-style-name="P2" draw:layer="layout" svg:x1="22.542cm" svg:y1="6.35cm" svg:x2="17.145cm" svg:y2="9.525cm" draw:start-shape="id10" draw:start-glue-point="2" draw:end-shape="id8" draw:end-glue-point="0" svg:d="M22542 6350v1588h-5397v1587" svg:viewBox="0 0 5398 3176">
          <text:p/>
        </draw:connector>
        <draw:connector draw:style-name="gr15" draw:text-style-name="P2" draw:layer="layout" svg:x1="17.145cm" svg:y1="10.795cm" svg:x2="17.145cm" svg:y2="11.43cm" draw:start-shape="id8" draw:start-glue-point="2" draw:end-shape="id11" draw:end-glue-point="0" svg:d="M17145 10795v635" svg:viewBox="0 0 1 636">
          <text:p/>
        </draw:connector>
        <draw:connector draw:style-name="gr16" draw:text-style-name="P2" draw:layer="layout" svg:x1="19.05cm" svg:y1="12.065cm" svg:x2="24.765cm" svg:y2="3.81cm" draw:start-shape="id11" draw:end-shape="id9" draw:end-glue-point="1" svg:d="M19050 12065h6215v-8255h-500" svg:viewBox="0 0 6216 8256">
          <text:p/>
        </draw:connector>
        <draw:connector draw:style-name="gr17" draw:text-style-name="P2" draw:layer="layout" svg:x1="15.24cm" svg:y1="12.065cm" svg:x2="15.24cm" svg:y2="10.16cm" draw:start-shape="id11" draw:start-glue-point="3" draw:end-shape="id8" draw:end-glue-point="3" svg:d="M15240 12065h-501v-1905h501" svg:viewBox="0 0 502 1906">
          <text:p/>
        </draw:connector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18T11:46:04.634934270</meta:creation-date>
    <meta:generator>LibreOffice/7.2.0.4$Linux_X86_64 LibreOffice_project/9a9c6381e3f7a62afc1329bd359cc48accb6435b</meta:generator>
    <dc:date>2021-10-18T23:36:29.376355332</dc:date>
    <meta:editing-duration>PT49M33S</meta:editing-duration>
    <meta:editing-cycles>3</meta:editing-cycles>
    <meta:document-statistic meta:object-count="49"/>
  </office:meta>
</office:document-meta>
</file>